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5444in"/>
    </style:style>
    <style:style style:name="Table1.B" style:family="table-column">
      <style:table-column-properties style:column-width="0.9563in"/>
    </style:style>
    <style:style style:name="Table1.C" style:family="table-column">
      <style:table-column-properties style:column-width="1.4778in"/>
    </style:style>
    <style:style style:name="Table1.D" style:family="table-column">
      <style:table-column-properties style:column-width="1.3104in"/>
    </style:style>
    <style:style style:name="Table1.E" style:family="table-column">
      <style:table-column-properties style:column-width="2.404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11pt" fo:font-weight="normal" style:font-size-asian="11pt" style:font-weight-asian="normal" style:font-size-complex="11pt" style:font-weight-complex="normal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<text:span text:style-name="Strong_20_Emphasis"><text:span text:style-name="T3">Given IP Addresses:</text:span></text:span></text:h>
      <text:list text:style-name="L1">
        <text:list-item>
          <text:p text:style-name="P3"><text:span text:style-name="Strong_20_Emphasis"><text:span text:style-name="T3">10.1.1.1</text:span></text:span><text:span text:style-name="T3"> </text:span></text:p>
        </text:list-item>
        <text:list-item>
          <text:p text:style-name="P3"><text:span text:style-name="Strong_20_Emphasis"><text:span text:style-name="T3">172.16.5.10</text:span></text:span><text:span text:style-name="T3"> </text:span></text:p>
        </text:list-item>
        <text:list-item>
          <text:p text:style-name="P2"><text:span text:style-name="Strong_20_Emphasis"><text:span text:style-name="T3">192.168.1.5</text:span></text:span><text:span text:style-name="T3"> </text:span></text:p>
        </text:list-item>
      </text:list>
      <text:h text:style-name="Heading_20_2" text:outline-level="2"><text:span text:style-name="Strong_20_Emphasis"><text:span text:style-name="T3">IP Address Classes Overview</text:span></text:span></text:h>
      <text:p text:style-name="Text_20_body"><text:span text:style-name="T3">IP addresses are categorized into </text:span><text:span text:style-name="Strong_20_Emphasis"><text:span text:style-name="T3">five classes (A, B, C, D, E)</text:span></text:span><text:span text:style-name="T3"> based on the </text:span><text:span text:style-name="Strong_20_Emphasis"><text:span text:style-name="T3">first octet</text:span></text:span><text:span text:style-name="T3"> value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<text:span text:style-name="Strong_20_Emphasis"><text:span text:style-name="T3">Class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3">First Octet Range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3">Default Subnet Mask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3">Purpose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3">Private IP Range</text:span>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3">Class A</text:span></text:span></text:p>
          </table:table-cell>
          <table:table-cell table:style-name="Table1.A1" office:value-type="string">
            <text:p text:style-name="Table_20_Contents"><text:span text:style-name="Source_20_Text"><text:span text:style-name="T3">1 - 126</text:span></text:span></text:p>
          </table:table-cell>
          <table:table-cell table:style-name="Table1.A1" office:value-type="string">
            <text:p text:style-name="Table_20_Contents"><text:span text:style-name="Source_20_Text"><text:span text:style-name="T3">255.0.0.0</text:span></text:span></text:p>
          </table:table-cell>
          <table:table-cell table:style-name="Table1.A1" office:value-type="string">
            <text:p text:style-name="P1">Large Networks</text:p>
          </table:table-cell>
          <table:table-cell table:style-name="Table1.A1" office:value-type="string">
            <text:p text:style-name="Table_20_Contents"><text:span text:style-name="Source_20_Text"><text:span text:style-name="T3">10.0.0.0 - 10.255.255.255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3">Class B</text:span></text:span></text:p>
          </table:table-cell>
          <table:table-cell table:style-name="Table1.A1" office:value-type="string">
            <text:p text:style-name="Table_20_Contents"><text:span text:style-name="Source_20_Text"><text:span text:style-name="T3">128 - 191</text:span></text:span></text:p>
          </table:table-cell>
          <table:table-cell table:style-name="Table1.A1" office:value-type="string">
            <text:p text:style-name="Table_20_Contents"><text:span text:style-name="Source_20_Text"><text:span text:style-name="T3">255.255.0.0</text:span></text:span></text:p>
          </table:table-cell>
          <table:table-cell table:style-name="Table1.A1" office:value-type="string">
            <text:p text:style-name="P1">Medium Networks</text:p>
          </table:table-cell>
          <table:table-cell table:style-name="Table1.A1" office:value-type="string">
            <text:p text:style-name="Table_20_Contents"><text:span text:style-name="Source_20_Text"><text:span text:style-name="T3">172.16.0.0 - 172.31.255.255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3">Class C</text:span></text:span></text:p>
          </table:table-cell>
          <table:table-cell table:style-name="Table1.A1" office:value-type="string">
            <text:p text:style-name="Table_20_Contents"><text:span text:style-name="Source_20_Text"><text:span text:style-name="T3">192 - 223</text:span></text:span></text:p>
          </table:table-cell>
          <table:table-cell table:style-name="Table1.A1" office:value-type="string">
            <text:p text:style-name="Table_20_Contents"><text:span text:style-name="Source_20_Text"><text:span text:style-name="T3">255.255.255.0</text:span></text:span></text:p>
          </table:table-cell>
          <table:table-cell table:style-name="Table1.A1" office:value-type="string">
            <text:p text:style-name="P1">Small Networks</text:p>
          </table:table-cell>
          <table:table-cell table:style-name="Table1.A1" office:value-type="string">
            <text:p text:style-name="Table_20_Contents"><text:span text:style-name="Source_20_Text"><text:span text:style-name="T3">192.168.0.0 - 192.168.255.255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3">Class D</text:span></text:span></text:p>
          </table:table-cell>
          <table:table-cell table:style-name="Table1.A1" office:value-type="string">
            <text:p text:style-name="Table_20_Contents"><text:span text:style-name="Source_20_Text"><text:span text:style-name="T3">224 - 239</text:span></text:span></text:p>
          </table:table-cell>
          <table:table-cell table:style-name="Table1.A1" office:value-type="string">
            <text:p text:style-name="Table_20_Contents"><text:span text:style-name="Strong_20_Emphasis"><text:span text:style-name="T3">Not Applicable</text:span></text:span></text:p>
          </table:table-cell>
          <table:table-cell table:style-name="Table1.A1" office:value-type="string">
            <text:p text:style-name="P1">Multicasting</text:p>
          </table:table-cell>
          <table:table-cell table:style-name="Table1.A1" office:value-type="string">
            <text:p text:style-name="Table_20_Contents"><text:span text:style-name="Strong_20_Emphasis"><text:span text:style-name="T3">N/A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3">Class E</text:span></text:span></text:p>
          </table:table-cell>
          <table:table-cell table:style-name="Table1.A1" office:value-type="string">
            <text:p text:style-name="Table_20_Contents"><text:span text:style-name="Source_20_Text"><text:span text:style-name="T3">240 - 255</text:span></text:span></text:p>
          </table:table-cell>
          <table:table-cell table:style-name="Table1.A1" office:value-type="string">
            <text:p text:style-name="Table_20_Contents"><text:span text:style-name="Strong_20_Emphasis"><text:span text:style-name="T3">Not Applicable</text:span></text:span></text:p>
          </table:table-cell>
          <table:table-cell table:style-name="Table1.A1" office:value-type="string">
            <text:p text:style-name="P1">Reserved for Future Use</text:p>
          </table:table-cell>
          <table:table-cell table:style-name="Table1.A1" office:value-type="string">
            <text:p text:style-name="Table_20_Contents"><text:span text:style-name="Strong_20_Emphasis"><text:span text:style-name="T3">N/A</text:span></text:span></text:p>
          </table:table-cell>
        </table:table-row>
      </table:table>
      <text:h text:style-name="Heading_20_2" text:outline-level="2"><text:span text:style-name="Strong_20_Emphasis"><text:span text:style-name="T3"><text:s/>Explanation</text:span></text:span></text:h>
      <text:h text:style-name="Heading_20_3" text:outline-level="3"><text:span text:style-name="Strong_20_Emphasis"><text:span text:style-name="T3">Class A (10.1.1.1)</text:span></text:span></text:h>
      <text:list text:style-name="L2">
        <text:list-item>
          <text:p text:style-name="P5"><text:span text:style-name="Strong_20_Emphasis"><text:span text:style-name="T3">First octet:</text:span></text:span><text:span text:style-name="T3"> </text:span><text:span text:style-name="Source_20_Text"><text:span text:style-name="T3">10</text:span></text:span><text:span text:style-name="T3"> (Falls in </text:span><text:span text:style-name="Strong_20_Emphasis"><text:span text:style-name="T3">Class A</text:span></text:span><text:span text:style-name="T3"> range </text:span><text:span text:style-name="Source_20_Text"><text:span text:style-name="T3">1-126</text:span></text:span><text:span text:style-name="T3">) </text:span></text:p>
        </text:list-item>
        <text:list-item>
          <text:p text:style-name="P5"><text:span text:style-name="Strong_20_Emphasis"><text:span text:style-name="T3">Default Subnet Mask:</text:span></text:span><text:span text:style-name="T3"> </text:span><text:span text:style-name="Source_20_Text"><text:span text:style-name="T3">255.0.0.0</text:span></text:span><text:span text:style-name="T3"> </text:span></text:p>
        </text:list-item>
        <text:list-item>
          <text:p text:style-name="P5"><text:span text:style-name="Strong_20_Emphasis"><text:span text:style-name="T3">Private IP:</text:span></text:span><text:span text:style-name="T3"> Yes (Used in large private networks) </text:span></text:p>
        </text:list-item>
        <text:list-item>
          <text:p text:style-name="P4"><text:span text:style-name="Strong_20_Emphasis"><text:span text:style-name="T3">IP Range:</text:span></text:span><text:span text:style-name="T3"> </text:span><text:span text:style-name="Source_20_Text"><text:span text:style-name="T3">10.0.0.0 - 10.255.255.255</text:span></text:span><text:span text:style-name="T3"> </text:span></text:p>
        </text:list-item>
      </text:list>
      <text:h text:style-name="Heading_20_3" text:outline-level="3"><text:span text:style-name="Strong_20_Emphasis"><text:span text:style-name="T3">Class B (172.16.5.10)</text:span></text:span></text:h>
      <text:list text:style-name="L3">
        <text:list-item>
          <text:p text:style-name="P7"><text:span text:style-name="Strong_20_Emphasis"><text:span text:style-name="T3">First octet:</text:span></text:span><text:span text:style-name="T3"> </text:span><text:span text:style-name="Source_20_Text"><text:span text:style-name="T3">172</text:span></text:span><text:span text:style-name="T3"> (Falls in </text:span><text:span text:style-name="Strong_20_Emphasis"><text:span text:style-name="T3">Class B</text:span></text:span><text:span text:style-name="T3"> range </text:span><text:span text:style-name="Source_20_Text"><text:span text:style-name="T3">128-191</text:span></text:span><text:span text:style-name="T3">) </text:span></text:p>
        </text:list-item>
        <text:list-item>
          <text:p text:style-name="P7"><text:span text:style-name="Strong_20_Emphasis"><text:span text:style-name="T3">Default Subnet Mask:</text:span></text:span><text:span text:style-name="T3"> </text:span><text:span text:style-name="Source_20_Text"><text:span text:style-name="T3">255.255.0.0</text:span></text:span><text:span text:style-name="T3"> </text:span></text:p>
        </text:list-item>
        <text:list-item>
          <text:p text:style-name="P7"><text:span text:style-name="Strong_20_Emphasis"><text:span text:style-name="T3">Private IP:</text:span></text:span><text:span text:style-name="T3"> Yes (Used in medium-sized private networks) </text:span></text:p>
        </text:list-item>
        <text:list-item>
          <text:p text:style-name="P6"><text:span text:style-name="Strong_20_Emphasis"><text:span text:style-name="T3">IP Range:</text:span></text:span><text:span text:style-name="T3"> </text:span><text:span text:style-name="Source_20_Text"><text:span text:style-name="T3">172.16.0.0 - 172.31.255.255</text:span></text:span><text:span text:style-name="T3"> </text:span></text:p>
        </text:list-item>
      </text:list>
      <text:h text:style-name="Heading_20_3" text:outline-level="3"><text:span text:style-name="Strong_20_Emphasis"><text:span text:style-name="T3">Class C (192.168.1.5)</text:span></text:span></text:h>
      <text:list text:style-name="L4">
        <text:list-item>
          <text:p text:style-name="P9"><text:span text:style-name="Strong_20_Emphasis"><text:span text:style-name="T3">First octet:</text:span></text:span><text:span text:style-name="T3"> </text:span><text:span text:style-name="Source_20_Text"><text:span text:style-name="T3">192</text:span></text:span><text:span text:style-name="T3"> (Falls in </text:span><text:span text:style-name="Strong_20_Emphasis"><text:span text:style-name="T3">Class C</text:span></text:span><text:span text:style-name="T3"> range </text:span><text:span text:style-name="Source_20_Text"><text:span text:style-name="T3">192-223</text:span></text:span><text:span text:style-name="T3">) </text:span></text:p>
        </text:list-item>
        <text:list-item>
          <text:p text:style-name="P9"><text:span text:style-name="Strong_20_Emphasis"><text:span text:style-name="T3">Default Subnet Mask:</text:span></text:span><text:span text:style-name="T3"> </text:span><text:span text:style-name="Source_20_Text"><text:span text:style-name="T3">255.255.255.0</text:span></text:span><text:span text:style-name="T3"> </text:span></text:p>
        </text:list-item>
        <text:list-item>
          <text:p text:style-name="P9"><text:span text:style-name="Strong_20_Emphasis"><text:span text:style-name="T3">Private IP:</text:span></text:span><text:span text:style-name="T3"> Yes (Used in small private networks) </text:span></text:p>
        </text:list-item>
        <text:list-item>
          <text:p text:style-name="P8"><text:span text:style-name="Strong_20_Emphasis"><text:span text:style-name="T3">IP Range:</text:span></text:span><text:span text:style-name="T3"> </text:span><text:span text:style-name="Source_20_Text"><text:span text:style-name="T3">192.168.0.0 - 192.168.255.255</text:span></text:span><text:span text:style-name="T3"> </text:span></text:p>
        </text:list-item>
      </text:list>
      <text:p text:style-name="Text_20_body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0:19:51.026693922</meta:creation-date>
    <dc:date>2025-03-17T10:21:58.420567228</dc:date>
    <meta:editing-duration>PT2M8S</meta:editing-duration>
    <meta:editing-cycles>1</meta:editing-cycles>
    <meta:document-statistic meta:table-count="1" meta:image-count="0" meta:object-count="0" meta:page-count="1" meta:paragraph-count="52" meta:word-count="196" meta:character-count="1145" meta:non-whitespace-character-count="1000"/>
    <meta:generator>LibreOffice/24.2.7.2$Linux_X86_64 LibreOffice_project/420$Build-2</meta:generator>
  </office:meta>
</office:document-meta>
</file>